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781" officeooo:paragraph-rsid="00178781"/>
    </style:style>
    <style:style style:name="P2" style:family="paragraph" style:parent-style-name="Standard">
      <style:text-properties officeooo:rsid="00189994" officeooo:paragraph-rsid="00189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rathi – V0.1</text:p>
      <text:p text:style-name="P2">Grace <text:s text:c="5"/>- <text:s/>V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24:26.349023516</meta:creation-date>
    <dc:date>2019-08-16T10:29:26.589469214</dc:date>
    <meta:editing-duration>PT2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34" meta:non-whitespace-character-count="24"/>
  </office:meta>
</office:document-meta>
</file>